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1c28" officeooo:paragraph-rsid="001f1c28"/>
    </style:style>
    <style:style style:name="P2" style:family="paragraph" style:parent-style-name="Standard">
      <style:text-properties officeooo:rsid="0020b04d" officeooo:paragraph-rsid="0020b04d"/>
    </style:style>
    <style:style style:name="P3" style:family="paragraph" style:parent-style-name="Standard">
      <style:text-properties officeooo:rsid="00234097" officeooo:paragraph-rsid="00234097"/>
    </style:style>
    <style:style style:name="P4" style:family="paragraph" style:parent-style-name="Standard">
      <style:text-properties officeooo:rsid="00243057" officeooo:paragraph-rsid="00243057"/>
    </style:style>
    <style:style style:name="P5" style:family="paragraph" style:parent-style-name="Standard">
      <style:text-properties officeooo:rsid="00262fb8" officeooo:paragraph-rsid="00262fb8"/>
    </style:style>
    <style:style style:name="T1" style:family="text">
      <style:text-properties officeooo:rsid="00229062"/>
    </style:style>
    <style:style style:name="T2" style:family="text">
      <style:text-properties officeooo:rsid="00243057"/>
    </style:style>
    <style:style style:name="T3" style:family="text">
      <style:text-properties officeooo:rsid="00262f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Homework 18</text:p>
      <text:p text:style-name="P1"/>
      <text:p text:style-name="P2">1a.<text:tab/>The job opportunities listed are interesting. <text:span text:style-name="T1">I'm not an international studies major, but it makes sense that a background helps with government or global business positions.</text:span></text:p>
      <text:p text:style-name="P2"/>
      <text:p text:style-name="P3">1b.<text:tab/><text:span text:style-name="T2">I think the concept of a global personality is either too new to recognize or inaccurate. The websites we use to correspond tend to churn inward, broadly limited at the language barriers.</text:span></text:p>
      <text:p text:style-name="P3"/>
      <text:p text:style-name="P4">1c.<text:tab/>Global media (from the ncsu.edu link) as well, except that there are some great examples, such as RT and J-Pop/K-Pop. </text:p>
      <text:p text:style-name="P4"/>
      <text:p text:style-name="P4">2a.<text:tab/>As for Trend #6, … maybe. I think some local cultures provide visible, encompassing push back against homogenization, but I really do think that others leave just a few people stomping around in protest.</text:p>
      <text:p text:style-name="P4"/>
      <text:p text:style-name="P4">2b.<text:tab/><text:span text:style-name="T3">The notes on global consumerism are important. Consumers need to understand where the “flat system” is coming from, how it's organized, and how to participate in order for it to work for them.</text:span></text:p>
      <text:p text:style-name="P4"/>
      <text:p text:style-name="P5">3.<text:tab/>I'd like to know more about the research going on behind social media or networks. When news pops up about how Facebook manipulated people's interactions to see what affect it would have on their moods, I wonder where the legitimate players are in that area of re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1:21:00.922559040</meta:creation-date>
    <dc:date>2016-11-22T13:33:01.985910975</dc:date>
    <meta:editing-duration>PT15M31S</meta:editing-duration>
    <meta:editing-cycles>4</meta:editing-cycles>
    <meta:generator>LibreOffice/5.2.3.3$Linux_X86_64 LibreOffice_project/20m0$Build-3</meta:generator>
    <meta:document-statistic meta:table-count="0" meta:image-count="0" meta:object-count="0" meta:page-count="1" meta:paragraph-count="9" meta:word-count="203" meta:character-count="1199" meta:non-whitespace-character-count="1004"/>
  </office:meta>
</office:document-meta>
</file>